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/>
          <table:table-cell table:style-name="Default"/>
          <table:table-cell table:formula="of:=+[.I2]/[.H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3]/[.H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4]/[.H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5]/[.H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6]/[.H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7]/[.H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8]/[.H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9]/[.H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0]/[.H1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1]/[.H1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2]/[.H1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3]/[.H1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4]/[.H1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5]/[.H1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6]/[.H1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7]/[.H1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8]/[.H1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19]/[.H1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0]/[.H2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6"/>
          <table:table-cell table:style-name="Default"/>
          <table:table-cell table:formula="of:=+[.I21]/[.H2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2]/[.H2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3]/[.H2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4]/[.H2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5]/[.H2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6]/[.H2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7]/[.H2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8]/[.H2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29]/[.H2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0]/[.H3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1]/[.H3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2]/[.H3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3]/[.H3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4]/[.H3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content-validation-name="val6"/>
          <table:table-cell table:style-name="Default"/>
          <table:table-cell table:formula="of:=+[.I35]/[.H3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6"/>
          <table:table-cell/>
          <table:table-cell table:style-name="Default"/>
          <table:table-cell table:formula="of:=+[.I36]/[.H3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6"/>
          <table:table-cell/>
          <table:table-cell table:style-name="Default"/>
          <table:table-cell table:formula="of:=+[.I37]/[.H3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6"/>
          <table:table-cell/>
          <table:table-cell table:style-name="Default"/>
          <table:table-cell table:formula="of:=+[.I38]/[.H3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6"/>
          <table:table-cell/>
          <table:table-cell table:style-name="Default"/>
          <table:table-cell table:formula="of:=+[.I39]/[.H3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6"/>
          <table:table-cell/>
          <table:table-cell table:style-name="Default"/>
          <table:table-cell table:formula="of:=+[.I40]/[.H4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6"/>
          <table:table-cell/>
          <table:table-cell table:style-name="Default"/>
          <table:table-cell table:formula="of:=+[.I41]/[.H4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6"/>
          <table:table-cell/>
          <table:table-cell table:style-name="Default"/>
          <table:table-cell table:formula="of:=+[.I42]/[.H4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6"/>
          <table:table-cell/>
          <table:table-cell table:style-name="Default"/>
          <table:table-cell table:formula="of:=+[.I43]/[.H4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6"/>
          <table:table-cell/>
          <table:table-cell table:style-name="Default"/>
          <table:table-cell table:formula="of:=+[.I44]/[.H4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6"/>
          <table:table-cell/>
          <table:table-cell table:style-name="Default"/>
          <table:table-cell table:formula="of:=+[.I45]/[.H4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6"/>
          <table:table-cell/>
          <table:table-cell table:style-name="Default"/>
          <table:table-cell table:formula="of:=+[.I46]/[.H4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6"/>
          <table:table-cell/>
          <table:table-cell table:style-name="Default"/>
          <table:table-cell table:formula="of:=+[.I47]/[.H4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6"/>
          <table:table-cell/>
          <table:table-cell table:style-name="Default"/>
          <table:table-cell table:formula="of:=+[.I48]/[.H4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6"/>
          <table:table-cell/>
          <table:table-cell table:style-name="Default"/>
          <table:table-cell table:formula="of:=+[.I49]/[.H4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7" table:number-rows-repeated="39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48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022-10-21</text:date>, <text:time>10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10:32:55.19</dc:date>
    <dc:creator>Lawrence Perepolkin</dc:creator>
    <meta:editing-duration>PT14H43M50S</meta:editing-duration>
    <meta:editing-cycles>51</meta:editing-cycles>
    <meta:generator>OpenOffice/4.1.12$Win32 OpenOffice.org_project/4112m1$Build-9809</meta:generator>
    <meta:document-statistic meta:table-count="3" meta:cell-count="294" meta:object-count="0"/>
  </office:meta>
</office:document-meta>
</file>